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31_12-05-39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10937 E-139-34-49.54467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31_16-12-26_000.jpg</text:p>
          </table:table-cell>
          <table:table-cell table:style-name="ce20" office:value-type="string">
            <text:p>:m music / log / gt,guitar / || s.1: genr=todays-melody,key=D,for=~,memo=~,tuning=open-d,other=~,Re+,R=1</text:p>
          </table:table-cell>
          <table:table-cell table:style-name="ce4"/>
          <table:table-cell table:style-name="ce4"/>
          <table:table-cell table:style-name="ce4" office:value-type="string">
            <text:p>N-35-35-28.573608 E-139-34-49.709472</text:p>
          </table:table-cell>
          <table:table-cell table:style-name="ce38" table:formula="of:=IF([.E3]=&quot;&quot;;[.C3];CONCATENATE([.C3];&quot; / &quot;;[.E3]))" office:value-type="string" office:string-value=":m music / log / gt,guitar / || s.1: genr=todays-melody,key=D,for=~,memo=~,tuning=open-d,other=~,Re+,R=1">
            <text:p>:m music / log / gt,guitar / || s.1: genr=todays-melody,key=D,for=~,memo=~,tuning=open-d,other=~,Re+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31_17-13-50_000.jpg</text:p>
          </table:table-cell>
          <table:table-cell table:style-name="ce20" office:value-type="string">
            <text:p>:m RES #*# / free# JVEMV6 70#_87 / 70. CO2 (lang=en) / w=serpentine;olivine,topic=CO2-mineralization,other=~,think~,doc=r-22-6~2#3</text:p>
          </table:table-cell>
          <table:table-cell table:style-name="ce19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4]=&quot;&quot;;[.C4];CONCATENATE([.C4];&quot; / &quot;;[.E4]))" office:value-type="string" office:string-value=":m RES #*# / free# JVEMV6 70#_87 / 70. CO2 (lang=en) / w=serpentine;olivine,topic=CO2-mineralization,other=~,think~,doc=r-22-6~2#3">
            <text:p>:m RES #*# / free# JVEMV6 70#_87 / 70. CO2 (lang=en) / w=serpentine;olivine,topic=CO2-mineralization,other=~,think~,doc=r-22-6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2021-05-31_19-09-38_000.jpg</text:p>
          </table:table-cell>
          <table:table-cell table:style-name="ce18" office:value-type="string">
            <text:p>:m :篠笛,shinobue #*# / session-memo / s.1:genr=atom,key=h-3;h-3,for=~,memo=~,tempo=~,Re+,R=~,other=2-atoms,notes=pitch:4-7f_-1;②7f_-1</text:p>
          </table:table-cell>
          <table:table-cell table:style-name="ce17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8" table:formula="of:=IF([.E5]=&quot;&quot;;[.C5];CONCATENATE([.C5];&quot; / &quot;;[.E5]))" office:value-type="string" office:string-value=":m :篠笛,shinobue #*# / session-memo / s.1:genr=atom,key=h-3;h-3,for=~,memo=~,tempo=~,Re+,R=~,other=2-atoms,notes=pitch:4-7f_-1;②7f_-1">
            <text:p>:m :篠笛,shinobue #*# / session-memo / s.1:genr=atom,key=h-3;h-3,for=~,memo=~,tempo=~,Re+,R=~,other=2-atoms,notes=pitch:4-7f_-1;②7f_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31_21-05-04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01_00-35-54_000.jpg</text:p>
          </table:table-cell>
          <table:table-cell table:style-name="ce17" office:value-type="string">
            <text:p>:m 記録 / 身体 / ケガ / loc=左腕：前腕：外側,cause=日焼け,loc-incident=東和の現場,id=2021-06-01_00-35-54_000.jpg,phase=風呂から出た；クリームを塗ったあと（ワセリン）,apparatus=~,injury=~,other=日焼けの日から、７日目</text:p>
          </table:table-cell>
          <table:table-cell table:style-name="ce19"/>
          <table:table-cell table:style-name="ce4"/>
          <table:table-cell table:style-name="ce4" office:value-type="string">
            <text:p>N-35-35-28.642272 E-139-34-49.160156</text:p>
          </table:table-cell>
          <table:table-cell table:style-name="ce38" table:formula="of:=IF([.E7]=&quot;&quot;;[.C7];CONCATENATE([.C7];&quot; / &quot;;[.E7]))" office:value-type="string" office:string-value=":m 記録 / 身体 / ケガ / loc=左腕：前腕：外側,cause=日焼け,loc-incident=東和の現場,id=2021-06-01_00-35-54_000.jpg,phase=風呂から出た；クリームを塗ったあと（ワセリン）,apparatus=~,injury=~,other=日焼けの日から、７日目">
            <text:p>:m 記録 / 身体 / ケガ / loc=左腕：前腕：外側,cause=日焼け,loc-incident=東和の現場,id=2021-06-01_00-35-54_000.jpg,phase=風呂から出た；クリームを塗ったあと（ワセリン）,apparatus=~,injury=~,other=日焼けの日から、７日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01_07-46-41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1_09-18-10_000.jpg</text:p>
          </table:table-cell>
          <table:table-cell table:style-name="ce18" office:value-type="string">
            <text:p>:m RES ## / free# JVEMV6 72#12_X / 72. read / 12. articles (lang=en) / w=Jay-Marcus;Itamar-Ben-Gvir,topic=~,other=~,think~,doc=g-12.d-4</text:p>
          </table:table-cell>
          <table:table-cell table:style-name="ce17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9]=&quot;&quot;;[.C9];CONCATENATE([.C9];&quot; / &quot;;[.E9]))" office:value-type="string" office:string-value=":m RES ## / free# JVEMV6 72#12_X / 72. read / 12. articles (lang=en) / w=Jay-Marcus;Itamar-Ben-Gvir,topic=~,other=~,think~,doc=g-12.d-4">
            <text:p>:m RES ## / free# JVEMV6 72#12_X / 72. read / 12. articles (lang=en) / w=Jay-Marcus;Itamar-Ben-Gvir,topic=~,other=~,think~,doc=g-12.d-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31_15-53-04_000.mp4</text:p>
          </table:table-cell>
          <table:table-cell table:style-name="ce8" office:value-type="string">
            <text:p>:VIDEO / @自宅 / メモ / guitar,gt / 演奏、play / g-2021-0531-1 / R=1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VIDEO / @自宅 / メモ / guitar,gt / 演奏、play / g-2021-0531-1 / R=1">
            <text:p>:VIDEO / @自宅 / メモ / guitar,gt / 演奏、play / g-2021-0531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4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4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2021/06/01</text:date>, <text:time>13:1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01T13:14:44.30</dc:date>
    <dc:creator>iwabuchi ken</dc:creator>
    <meta:editing-duration>P33DT22H58M15S</meta:editing-duration>
    <meta:editing-cycles>12549</meta:editing-cycles>
    <meta:document-statistic meta:table-count="1" meta:cell-count="346" meta:object-count="0"/>
  </office:meta>
</office:document-meta>
</file>